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0cm"/>
    </style:style>
    <style:style style:name="gr7" style:family="graphic" style:parent-style-name="standard">
      <style:graphic-properties draw:stroke="none" svg:stroke-color="#000000" draw:fill="none" draw:fill-color="#ffffff" fo:min-height="0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7.2cm" svg:height="1.4cm" svg:x="4.7cm" svg:y="4.5cm">
          <text:p text:style-name="P1">Wait</text:p>
        </draw:rect>
        <draw:custom-shape draw:style-name="gr2" draw:text-style-name="P1" xml:id="id2" draw:id="id2" draw:layer="layout" svg:width="7cm" svg:height="3.2cm" svg:x="4.8cm" svg:y="6.4cm">
          <text:p text:style-name="P1">Kr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3" draw:id="id3" draw:layer="layout" svg:width="7cm" svg:height="3.2cm" svg:x="4.8cm" svg:y="10.5cm">
          <text:p text:style-name="P1">Kr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13" draw:id="id13" draw:layer="layout" svg:width="5.6cm" svg:height="1.5cm" svg:x="23.6cm" svg:y="7.3cm">
          <text:p text:style-name="P1">Add5</text:p>
        </draw:rect>
        <draw:rect draw:style-name="gr1" draw:text-style-name="P1" xml:id="id15" draw:id="id15" draw:layer="layout" svg:width="5.5cm" svg:height="1.5cm" svg:x="23.7cm" svg:y="11.5cm">
          <text:p text:style-name="P1">Add2</text:p>
        </draw:rect>
        <draw:connector draw:style-name="gr3" draw:text-style-name="P1" draw:layer="layout" svg:x1="8.3cm" svg:y1="5.9cm" svg:x2="8.3cm" svg:y2="6.4cm" draw:start-shape="id1" draw:start-glue-point="2" draw:end-shape="id2" draw:end-glue-point="4" svg:d="m8300 5900v500">
          <text:p/>
        </draw:connector>
        <draw:connector draw:style-name="gr3" draw:text-style-name="P1" draw:layer="layout" svg:x1="8.3cm" svg:y1="9.6cm" svg:x2="8.3cm" svg:y2="10.5cm" draw:start-shape="id2" draw:start-glue-point="6" draw:end-shape="id3" draw:end-glue-point="4" svg:d="m8300 9600v900">
          <text:p/>
        </draw:connector>
        <draw:connector draw:style-name="gr3" draw:text-style-name="P1" draw:layer="layout" svg:x1="11.8cm" svg:y1="8cm" svg:x2="14.1cm" svg:y2="8.05cm" draw:start-shape="id2" draw:start-glue-point="7" draw:end-shape="id4" draw:end-glue-point="3" svg:d="m11800 8000h1151v50h1149">
          <text:p/>
        </draw:connector>
        <draw:connector draw:style-name="gr3" draw:text-style-name="P1" draw:layer="layout" svg:x1="11.8cm" svg:y1="12.1cm" svg:x2="14.1cm" svg:y2="12.25cm" draw:start-shape="id3" draw:start-glue-point="7" draw:end-shape="id5" draw:end-glue-point="3" svg:d="m11800 12100h1151v150h1149">
          <text:p/>
        </draw:connector>
        <draw:frame draw:style-name="gr4" draw:layer="layout" svg:width="0.6cm" svg:height="1.463cm" svg:x="7.3cm" svg:y="9.6cm">
          <draw:text-box>
            <text:p>0</text:p>
          </draw:text-box>
        </draw:frame>
        <draw:frame draw:style-name="gr5" draw:layer="layout" svg:width="0.853cm" svg:height="0.963cm" svg:x="11.8cm" svg:y="11.4cm">
          <draw:text-box>
            <text:p>1</text:p>
          </draw:text-box>
        </draw:frame>
        <draw:frame draw:style-name="gr5" draw:layer="layout" svg:width="0.853cm" svg:height="0.963cm" svg:x="12cm" svg:y="7.2cm">
          <draw:text-box>
            <text:p>1</text:p>
          </draw:text-box>
        </draw:frame>
        <draw:custom-shape draw:style-name="gr2" draw:text-style-name="P1" xml:id="id6" draw:id="id6" draw:layer="layout" svg:width="7cm" svg:height="3.2cm" svg:x="4.799cm" svg:y="14.399cm">
          <text:p text:style-name="P1">Bu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8.3cm" svg:y1="13.7cm" svg:x2="8.299cm" svg:y2="14.399cm" draw:start-shape="id3" draw:start-glue-point="6" draw:end-shape="id6" draw:end-glue-point="4" svg:d="m8300 13700v350h-1v349">
          <text:p/>
        </draw:connector>
        <draw:connector draw:style-name="gr3" draw:text-style-name="P1" draw:layer="layout" draw:line-skew="-1.899cm" svg:x1="4.799cm" svg:y1="15.999cm" svg:x2="8.3cm" svg:y2="4.5cm" draw:start-shape="id6" draw:start-glue-point="5" draw:end-shape="id1" draw:end-glue-point="0" svg:d="m4799 15999h-2499v-12000h6000v501">
          <text:p/>
        </draw:connector>
        <draw:frame draw:style-name="gr6" draw:layer="layout" svg:width="0.853cm" svg:height="1.163cm" svg:x="7.2cm" svg:y="13.7cm">
          <draw:text-box>
            <text:p>0</text:p>
          </draw:text-box>
        </draw:frame>
        <draw:frame draw:style-name="gr7" draw:layer="layout" svg:width="0.001cm" svg:height="0.963cm" svg:x="2.8cm" svg:y="13.1cm">
          <draw:text-box>
            <text:p>0</text:p>
          </draw:text-box>
        </draw:frame>
        <draw:custom-shape draw:style-name="gr2" draw:text-style-name="P1" xml:id="id7" draw:id="id7" draw:layer="layout" svg:width="7cm" svg:height="3.2cm" svg:x="4.798cm" svg:y="18.098cm">
          <text:p text:style-name="P1">!(total_reg &lt; pric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8.299cm" svg:y1="17.599cm" svg:x2="8.298cm" svg:y2="18.098cm" draw:start-shape="id6" draw:start-glue-point="6" draw:end-shape="id7" draw:end-glue-point="4" svg:d="m8299 17599v250h-1v249">
          <text:p/>
        </draw:connector>
        <draw:frame draw:style-name="gr8" draw:layer="layout" svg:width="0.853cm" svg:height="1.063cm" svg:x="6.5cm" svg:y="17.337cm">
          <draw:text-box>
            <text:p>1</text:p>
          </draw:text-box>
        </draw:frame>
        <draw:rect draw:style-name="gr1" draw:text-style-name="P1" xml:id="id9" draw:id="id9" draw:layer="layout" svg:width="5.6cm" svg:height="1.899cm" svg:x="13.099cm" svg:y="18.3cm">
          <text:p text:style-name="P1">Alarm</text:p>
          <text:p text:style-name="P1">alarm := 1</text:p>
        </draw:rect>
        <draw:rect draw:style-name="gr1" draw:text-style-name="P1" xml:id="id10" draw:id="id10" draw:layer="layout" svg:width="5.6cm" svg:height="1.798cm" svg:x="-10.1cm" svg:y="18.801cm">
          <text:p text:style-name="P1">Dispense</text:p>
          <text:p text:style-name="P1">release_can := 1</text:p>
        </draw:rect>
        <draw:connector draw:style-name="gr3" draw:text-style-name="P1" draw:layer="layout" svg:x1="4.798cm" svg:y1="19.698cm" svg:x2="3.9cm" svg:y2="19.75cm" draw:start-shape="id7" draw:start-glue-point="5" draw:end-shape="id8" draw:end-glue-point="1" svg:d="m4798 19698h-448v52h-450">
          <text:p/>
        </draw:connector>
        <draw:connector draw:style-name="gr3" draw:text-style-name="P1" draw:layer="layout" svg:x1="11.798cm" svg:y1="19.698cm" svg:x2="13.099cm" svg:y2="19.249cm" draw:start-shape="id7" draw:start-glue-point="7" draw:end-shape="id9" svg:d="m11798 19698h651v-449h650">
          <text:p/>
        </draw:connector>
        <draw:custom-shape draw:style-name="gr2" draw:text-style-name="P1" xml:id="id12" draw:id="id12" draw:layer="layout" svg:width="7cm" svg:height="3.2cm" svg:x="12.398cm" svg:y="20.898cm">
          <text:p text:style-name="P1">Bu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1" draw:id="id11" draw:layer="layout" svg:width="7cm" svg:height="3.2cm" svg:x="-10.801cm" svg:y="21.298cm">
          <text:p text:style-name="P1">Bu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-7.3cm" svg:y1="20.599cm" svg:x2="-7.301cm" svg:y2="21.298cm" draw:start-shape="id10" draw:start-glue-point="2" draw:end-shape="id11" draw:end-glue-point="4" svg:d="m-7300 20599v350h-1v349">
          <text:p/>
        </draw:connector>
        <draw:connector draw:style-name="gr3" draw:text-style-name="P1" draw:layer="layout" svg:x1="15.899cm" svg:y1="20.199cm" svg:x2="15.898cm" svg:y2="20.898cm" draw:start-shape="id9" draw:start-glue-point="2" draw:end-shape="id12" draw:end-glue-point="4" svg:d="m15899 20199v350h-1v349">
          <text:p/>
        </draw:connector>
        <draw:connector draw:style-name="gr3" draw:text-style-name="P1" draw:layer="layout" svg:x1="-10.801cm" svg:y1="22.898cm" svg:x2="-7.3cm" svg:y2="18.801cm" draw:start-shape="id11" draw:start-glue-point="5" draw:end-shape="id10" draw:end-glue-point="0" svg:d="m-10801 22898h-501v-4598h4002v501">
          <text:p/>
        </draw:connector>
        <draw:connector draw:style-name="gr3" draw:text-style-name="P1" draw:layer="layout" svg:x1="19.398cm" svg:y1="22.498cm" svg:x2="15.899cm" svg:y2="18.3cm" draw:start-shape="id12" draw:start-glue-point="7" draw:end-shape="id9" draw:end-glue-point="0" svg:d="m19398 22498h502v-4699h-4001v501">
          <text:p/>
        </draw:connector>
        <draw:frame draw:style-name="gr5" draw:layer="layout" svg:width="0.853cm" svg:height="0.963cm" svg:x="-11.998cm" svg:y="20.701cm">
          <draw:text-box>
            <text:p>1</text:p>
          </draw:text-box>
        </draw:frame>
        <draw:frame draw:style-name="gr5" draw:layer="layout" svg:width="0.853cm" svg:height="0.963cm" svg:x="20cm" svg:y="20.1cm">
          <draw:text-box>
            <text:p>1</text:p>
          </draw:text-box>
        </draw:frame>
        <draw:custom-shape draw:style-name="gr2" draw:text-style-name="P1" xml:id="id8" draw:id="id8" draw:layer="layout" svg:width="7cm" svg:height="2.3cm" svg:x="-3.1cm" svg:y="18.6cm">
          <text:p text:style-name="P1">total_reg_next =</text:p>
          <text:p text:style-name="P1"><text:s/>total_reg - pric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-3.1cm" svg:y1="19.75cm" svg:x2="-4.5cm" svg:y2="19.7cm" draw:start-shape="id8" draw:start-glue-point="3" draw:end-shape="id10" draw:end-glue-point="1" svg:d="m-3100 19750h-699v-50h-701">
          <text:p/>
        </draw:connector>
        <draw:connector draw:style-name="gr3" draw:text-style-name="P1" draw:layer="layout" draw:line-skew="-3.85cm" svg:x1="-3.801cm" svg:y1="22.898cm" svg:x2="8.3cm" svg:y2="4.5cm" draw:start-shape="id11" draw:start-glue-point="7" draw:end-shape="id1" draw:end-glue-point="0" svg:d="m-3801 22898h401v-18899h11700v501">
          <text:p/>
        </draw:connector>
        <draw:connector draw:style-name="gr3" draw:text-style-name="P1" draw:layer="layout" draw:line-skew="-7.599cm" svg:x1="12.398cm" svg:y1="22.498cm" svg:x2="8.3cm" svg:y2="4.5cm" draw:start-shape="id12" draw:start-glue-point="5" draw:end-shape="id1" draw:end-glue-point="0" svg:d="m12398 22498h-15798v-18499h11700v501">
          <text:p/>
        </draw:connector>
        <draw:frame draw:style-name="gr5" draw:layer="layout" svg:width="0.853cm" svg:height="0.963cm" svg:x="-3.7cm" svg:y="23.5cm">
          <draw:text-box>
            <text:p>0</text:p>
          </draw:text-box>
        </draw:frame>
        <draw:frame draw:style-name="gr5" draw:layer="layout" svg:width="0.853cm" svg:height="0.963cm" svg:x="11.6cm" svg:y="23.3cm">
          <draw:text-box>
            <text:p>0</text:p>
          </draw:text-box>
        </draw:frame>
        <draw:custom-shape draw:style-name="gr2" draw:text-style-name="P1" xml:id="id16" draw:id="id16" draw:layer="layout" svg:width="7cm" svg:height="3.2cm" svg:x="30.1cm" svg:y="10.6cm">
          <text:p text:style-name="P1">Kr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4" draw:id="id14" draw:layer="layout" svg:width="7cm" svg:height="3.2cm" svg:x="30.1cm" svg:y="6.4cm">
          <text:p text:style-name="P1">Kr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9.2cm" svg:y1="8.05cm" svg:x2="30.1cm" svg:y2="8cm" draw:start-shape="id13" draw:start-glue-point="1" draw:end-shape="id14" draw:end-glue-point="5" svg:d="m29200 8050h450v-50h450">
          <text:p/>
        </draw:connector>
        <draw:connector draw:style-name="gr3" draw:text-style-name="P1" draw:layer="layout" svg:x1="29.2cm" svg:y1="12.25cm" svg:x2="30.1cm" svg:y2="12.2cm" draw:start-shape="id15" draw:start-glue-point="1" draw:end-shape="id16" draw:end-glue-point="5" svg:d="m29200 12250h450v-50h450">
          <text:p/>
        </draw:connector>
        <draw:connector draw:style-name="gr3" draw:text-style-name="P1" draw:layer="layout" svg:x1="33.6cm" svg:y1="10.6cm" svg:x2="26.45cm" svg:y2="11.5cm" draw:start-shape="id16" draw:start-glue-point="4" draw:end-shape="id15" draw:end-glue-point="0" svg:d="m33600 10600v-501h-7150v1401">
          <text:p/>
        </draw:connector>
        <draw:connector draw:style-name="gr3" draw:text-style-name="P1" draw:layer="layout" svg:x1="33.6cm" svg:y1="6.4cm" svg:x2="26.4cm" svg:y2="7.3cm" draw:start-shape="id14" draw:start-glue-point="4" draw:end-shape="id13" svg:d="m33600 6400v-501h-7200v1401">
          <text:p/>
        </draw:connector>
        <draw:connector draw:style-name="gr3" draw:text-style-name="P1" draw:layer="layout" svg:x1="37.1cm" svg:y1="8cm" svg:x2="8.3cm" svg:y2="4.5cm" draw:start-shape="id14" draw:start-glue-point="7" draw:end-shape="id1" draw:end-glue-point="0" svg:d="m37100 8000h502v-4001h-29302v501">
          <text:p/>
        </draw:connector>
        <draw:connector draw:style-name="gr3" draw:text-style-name="P1" draw:layer="layout" svg:x1="37.1cm" svg:y1="12.2cm" svg:x2="8.3cm" svg:y2="4.5cm" draw:start-shape="id16" draw:start-glue-point="7" draw:end-shape="id1" draw:end-glue-point="0" svg:d="m37100 12200h502v-8201h-29302v501">
          <text:p/>
        </draw:connector>
        <draw:frame draw:style-name="gr9" draw:layer="layout" svg:width="0.853cm" svg:height="1.563cm" svg:x="30.3cm" svg:y="4.9cm">
          <draw:text-box>
            <text:p>1</text:p>
          </draw:text-box>
        </draw:frame>
        <draw:frame draw:style-name="gr5" draw:layer="layout" svg:width="0.853cm" svg:height="0.963cm" svg:x="30.3cm" svg:y="9.1cm">
          <draw:text-box>
            <text:p>1</text:p>
          </draw:text-box>
        </draw:frame>
        <draw:frame draw:style-name="gr5" draw:layer="layout" svg:width="0.853cm" svg:height="0.963cm" svg:x="38.1cm" svg:y="10cm">
          <draw:text-box>
            <text:p>0</text:p>
          </draw:text-box>
        </draw:frame>
        <draw:frame draw:style-name="gr7" draw:layer="layout" svg:width="0.001cm" svg:height="0.963cm" svg:x="37.9cm" svg:y="5.3cm">
          <draw:text-box>
            <text:p>0</text:p>
          </draw:text-box>
        </draw:frame>
        <draw:custom-shape draw:style-name="gr2" draw:text-style-name="P1" xml:id="id4" draw:id="id4" draw:layer="layout" svg:width="7cm" svg:height="2.3cm" svg:x="14.1cm" svg:y="6.9cm">
          <text:p text:style-name="P1">total_reg_next =</text:p>
          <text:p text:style-name="P1">total_reg + 5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7cm" svg:height="2.3cm" svg:x="14.1cm" svg:y="11.1cm">
          <text:p text:style-name="P1">total_reg_next =</text:p>
          <text:p text:style-name="P1">total_reg + 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1.1cm" svg:y1="8.05cm" svg:x2="23.6cm" svg:y2="8.05cm" draw:start-shape="id4" draw:start-glue-point="1" draw:end-shape="id13" svg:d="m21100 8050h2500">
          <text:p/>
        </draw:connector>
        <draw:connector draw:style-name="gr3" draw:text-style-name="P1" draw:layer="layout" svg:x1="21.1cm" svg:y1="12.25cm" svg:x2="23.7cm" svg:y2="12.25cm" draw:start-shape="id5" draw:start-glue-point="1" draw:end-shape="id15" svg:d="m21100 12250h2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8T13:58:48.51</meta:creation-date>
    <dc:date>2013-04-18T14:42:09.96</dc:date>
    <meta:editing-duration>PT12M8S</meta:editing-duration>
    <meta:editing-cycles>1</meta:editing-cycles>
    <meta:generator>OpenOffice.org/3.4.1$Win32 OpenOffice.org_project/341m1$Build-9593</meta:generator>
    <meta:document-statistic meta:object-count="54"/>
  </office:meta>
</office:document-meta>
</file>